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n" fo:country="US" officeooo:rsid="0009ddfe" officeooo:paragraph-rsid="0009ddfe"/>
    </style:style>
    <style:style style:name="P2" style:family="paragraph" style:parent-style-name="Text_20_body" style:list-style-name="L1">
      <style:text-properties fo:language="en" fo:country="US" officeooo:rsid="0009ddfe" officeooo:paragraph-rsid="0009ddfe"/>
    </style:style>
    <style:style style:name="P3" style:family="paragraph" style:parent-style-name="Text_20_body" style:list-style-name="L2">
      <style:text-properties fo:language="en" fo:country="US" officeooo:rsid="0009ddfe" officeooo:paragraph-rsid="0009ddfe"/>
    </style:style>
    <style:style style:name="P4" style:family="paragraph" style:parent-style-name="Text_20_body" style:list-style-name="L1">
      <style:text-properties fo:language="en" fo:country="US" officeooo:paragraph-rsid="0009ddfe"/>
    </style:style>
    <style:style style:name="P5" style:family="paragraph" style:parent-style-name="Title">
      <style:text-properties fo:language="en" fo:country="US"/>
    </style:style>
    <style:style style:name="T1" style:family="text">
      <style:text-properties officeooo:rsid="0009dd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ipah Text Generator</text:p>
      <text:p text:style-name="P1"/>
      <text:p text:style-name="P1">Subjects:</text:p>
      <text:list text:style-name="L1">
        <text:list-item>
          <text:p text:style-name="P4"><text:span text:style-name="T1">Tokenization: Is the process of splitting a bunch of letters and/or symbols in possibly syntactic, meaningful parts, like words, numbers and expressions</text:span></text:p>
        </text:list-item>
        <text:list-item>
          <text:p text:style-name="P2">Syntactic: A symbol, that can be alone the graphical representation of something (like a glyph), or a compound of gliphy symbols that together forms more complex representations (like a word, ‘fire’, for example)</text:p>
        </text:list-item>
        <text:list-item>
          <text:p text:style-name="P2">Semantic: Is the meaning of a syntactic piece, semantics usually apply only to compound symbols, but there are gliphy symbols that, in context (like ‘a’), can have meaning and convolutes into meaningfully expressions</text:p>
        </text:list-item>
      </text:list>
      <text:p text:style-name="P1">Processes of text generation:</text:p>
      <text:list text:style-name="L2">
        <text:list-item>
          <text:p text:style-name="P3">Structural syntax: Comprehends the relationships between syntactic pieces in a compound expression, like how many times ‘a’ was succeed by ‘knife’ or ‘man’ or ‘great’, and how many times ‘great’ was preceded by ‘a’, ‘the’ or ‘with’, this comprehension by itself can be used to generate meaningless phrases.</text:p>
        </text:list-item>
        <text:list-item>
          <text:p text:style-name="P3">Structural semantics: Comprehends the position of some word in relationship with others as a meaningful part of the rules of some language, for example a ‘knife’ can be an ‘object’ while surrounded by ‘the’ and ‘was’, ‘the’ can be an article when surrounded by ‘with’ and ‘knife’, and so on. This by itself can’t generate nothing, but can be used together with structural syntax to generate proper meaningful expressions.</text:p>
        </text:list-item>
        <text:list-item>
          <text:p text:style-name="P3">Semantic web: Comprehends the words (alone and compound; with or without domains) and their relationship in expressions, like ‘knife’ can express ‘weapon’ when used in contexts like “The man killed other with a knife”, and can express a subject in sub-expressions like “the knife was hot”. The compound [knife + hot] can furthermore express other relations like ‘cautherization’ and ‘cut’ in determinate contexts, knife can express ‘violence’ as well can relate with ‘bread’ as in “The man shopped the bread with a knife”. This can’t really be used to generate nothing but can be used by a causal/historical generator to express causality and ordering in events historically related, as well as memory and/or emotion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5T15:48:26.638000000</meta:creation-date>
    <dc:date>2022-09-15T16:01:02.050000000</dc:date>
    <meta:editing-duration>PT12M36S</meta:editing-duration>
    <meta:editing-cycles>1</meta:editing-cycles>
    <meta:document-statistic meta:table-count="0" meta:image-count="0" meta:object-count="0" meta:page-count="1" meta:paragraph-count="9" meta:word-count="333" meta:character-count="2089" meta:non-whitespace-character-count="1771"/>
    <meta:generator>LibreOffice/7.4.0.3$Windows_X86_64 LibreOffice_project/f85e47c08ddd19c015c0114a68350214f7066f5a</meta:generator>
  </office:meta>
</office:document-meta>
</file>